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/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I013" table:style-name="ta1">
        <table:shapes>
          <draw:frame draw:z-index="0" draw:style-name="gr1" draw:text-style-name="P1" svg:width="152.43mm" svg:height="101.73mm" svg:x="-0.21mm" svg:y="0mm">
            <draw:object draw:notify-on-update-of-ranges="2I013.A2:2I013.A9 2I013.B1:2I013.B1 2I013.B2:2I013.B9 2I013.C1:2I013.C1 2I013.C2:2I013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Jour</text:p>
          </table:table-cell>
          <table:table-cell table:style-name="Default" office:value-type="string" calcext:value-type="string">
            <text:p>Burn down chart (idéal)</text:p>
          </table:table-cell>
          <table:table-cell table:style-name="ce1" office:value-type="string" calcext:value-type="string">
            <text:p>Burn down chart (réel)</text:p>
          </table:table-cell>
        </table:table-row>
        <table:table-row table:style-name="ro1">
          <table:table-cell office:value-type="string" calcext:value-type="string">
            <text:p>Jour 0</text:p>
          </table:table-cell>
          <table:table-cell office:value-type="float" office:value="9" calcext:value-type="float">
            <text:p>9,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ur 1</text:p>
          </table:table-cell>
          <table:table-cell table:formula="of:=[.B2] - [.$B$2]/7" office:value-type="float" office:value="7.71428571428571" calcext:value-type="float">
            <text:p>7,71</text:p>
          </table:table-cell>
          <table:table-cell table:formula="of:=2 + 2 + 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ur 2</text:p>
          </table:table-cell>
          <table:table-cell table:formula="of:=[.B3] - [.$B$2]/7" office:value-type="float" office:value="6.42857142857143" calcext:value-type="float">
            <text:p>6,43</text:p>
          </table:table-cell>
          <table:table-cell table:formula="of:= 1 + 2 + 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3</text:p>
          </table:table-cell>
          <table:table-cell table:formula="of:=[.B4] - [.$B$2]/7" office:value-type="float" office:value="5.14285714285714" calcext:value-type="float">
            <text:p>5,14</text:p>
          </table:table-cell>
          <table:table-cell table:formula="of:= 1 + 2 + 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ur 4</text:p>
          </table:table-cell>
          <table:table-cell table:formula="of:=[.B5] - [.$B$2]/7" office:value-type="float" office:value="3.85714285714286" calcext:value-type="float">
            <text:p>3,86</text:p>
          </table:table-cell>
          <table:table-cell table:formula="of:= 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ur 5</text:p>
          </table:table-cell>
          <table:table-cell table:formula="of:=[.B6] - [.$B$2]/7" office:value-type="float" office:value="2.57142857142857" calcext:value-type="float">
            <text:p>2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6</text:p>
          </table:table-cell>
          <table:table-cell table:formula="of:=[.B7] - [.$B$2]/7" office:value-type="float" office:value="1.28571428571429" calcext:value-type="float">
            <text:p>1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r 7</text:p>
          </table:table-cell>
          <table:table-cell table:formula="of:=[.B8] - [.$B$2]/7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 style:data-style-name="N2" text:time-value="12:16:54.6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10:27:50.422309784</meta:creation-date>
    <meta:generator>LibreOffice/6.0.2.1$Windows_X86_64 LibreOffice_project/f7f06a8f319e4b62f9bc5095aa112a65d2f3ac89</meta:generator>
    <dc:date>2019-03-13T12:18:27.548000000</dc:date>
    <meta:editing-duration>PT39M5S</meta:editing-duration>
    <meta:editing-cycles>6</meta:editing-cycles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44cm" svg:height="10.174cm" xlink:href=".." xlink:type="simple" chart:class="chart:line" chart:style-name="ch1">
        <chart:title svg:x="4.774cm" svg:y="0.339cm" chart:style-name="ch2">
          <text:p>Burn down chart du Sprint-2</text:p>
        </chart:title>
        <chart:subtitle svg:x="5.475cm" svg:y="1.321cm" chart:style-name="ch3">
          <text:p>28/02/2019 - 07/03/2019</text:p>
        </chart:subtitle>
        <chart:legend chart:legend-position="end" svg:x="10.381cm" svg:y="4.539cm" style:legend-expansion="high" chart:style-name="ch4"/>
        <chart:plot-area chart:style-name="ch5" table:cell-range-address="2I013.A2:2I013.C9 2I013.B1:2I013.C1" chart:data-source-has-labels="both" svg:x="1.315cm" svg:y="2.207cm" svg:width="8.762cm" svg:height="7.764cm">
          <chartooo:coordinate-region svg:x="1.792cm" svg:y="2.407cm" svg:width="7.663cm" svg:height="6.917cm"/>
          <chart:axis chart:dimension="x" chart:name="primary-x" chart:style-name="ch6" chartooo:axis-type="auto">
            <chartooo:date-scale/>
            <chart:categories table:cell-range-address="2I013.A2:2I013.A9"/>
          </chart:axis>
          <chart:axis chart:dimension="y" chart:name="primary-y" chart:style-name="ch6">
            <chart:title svg:x="0.451cm" svg:y="8.091cm" chart:style-name="ch7">
              <text:p>Nombre d'heures restantes</text:p>
            </chart:title>
            <chart:grid chart:style-name="ch8" chart:class="major"/>
          </chart:axis>
          <chart:series chart:style-name="ch9" chart:values-cell-range-address="2I013.B2:2I013.B9" chart:label-cell-address="2I013.B1:2I013.B1" chart:class="chart:line">
            <chart:data-point chart:repeated="8"/>
          </chart:series>
          <chart:series chart:style-name="ch10" chart:values-cell-range-address="2I013.C2:2I013.C9" chart:label-cell-address="2I013.C1:2I013.C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n down chart (idéal)</text:p>
                <draw:g>
                  <svg:desc>2I013.B1:2I013.B1</svg:desc>
                </draw:g>
              </table:table-cell>
              <table:table-cell office:value-type="string">
                <text:p>Burn down chart (réel)</text:p>
                <draw:g>
                  <svg:desc>2I013.C1:2I01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ur 0</text:p>
                <draw:g>
                  <svg:desc>2I013.A2:2I013.A9</svg:desc>
                </draw:g>
              </table:table-cell>
              <table:table-cell office:value-type="float" office:value="9">
                <text:p>9</text:p>
                <draw:g>
                  <svg:desc>2I013.B2:2I013.B9</svg:desc>
                </draw:g>
              </table:table-cell>
              <table:table-cell office:value-type="float" office:value="9">
                <text:p>9</text:p>
                <draw:g>
                  <svg:desc>2I013.C2:2I013.C9</svg:desc>
                </draw:g>
              </table:table-cell>
            </table:table-row>
            <table:table-row>
              <table:table-cell office:value-type="string">
                <text:p>Jour 1</text:p>
              </table:table-cell>
              <table:table-cell office:value-type="float" office:value="7.71428571428571">
                <text:p>7.71428571428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Jour 2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ur 3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Jour 4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Jour 5</text:p>
              </table:table-cell>
              <table:table-cell office:value-type="float" office:value="2.57142857142857">
                <text:p>2.5714285714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6</text:p>
              </table:table-cell>
              <table:table-cell office:value-type="float" office:value="1.28571428571429">
                <text:p>1.2857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ur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